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SonarQube Document</text:span></text:p>
      <text:p text:style-name="P2"><text:span text:style-name="T2">How to integrate your MAVEN project with SonarQube</text:span></text:p>
      <text:p text:style-name="P2"><text:span text:style-name="T2">Step1:- Download Latest stable release sonarqube-8.9.1.44547</text:span></text:p>
      <text:p text:style-name="P2"><text:span text:style-name="T2">and sonar-scanner-4.6.2.2472-windows</text:span></text:p>
      <text:p text:style-name="P2"><text:span text:style-name="T2">Step2:-set path in environmental variable for SonarQube and Sonar-scanner</text:span></text:p>
      <text:p text:style-name="P2"><text:span text:style-name="T2">Step3:-checkout maven code from bitbucket </text:span></text:p>
      <text:p text:style-name="P2"><text:span text:style-name="T3"/></text:p>
      <text:p text:style-name="P2"><text:span text:style-name="T4">Before we could integrate our Maven project to SonarQube, We will need to integrate SonarQube Scanner in our POM.XML</text:span></text:p>
      <text:p text:style-name="P2"><text:span text:style-name="T5"/></text:p>
      <text:p text:style-name="P2"><text:span text:style-name="T6">Step4:- How to integrate Sonar-Scanner with Maven project in POM.XML</text:span></text:p>
      <text:p text:style-name="P2"><text:span text:style-name="T6">We will need to add the following dependency</text:span></text:p>
      <text:p text:style-name="P2"><text:span text:style-name="T6">After .... &lt;/dependencies&gt;....</text:span></text:p>
      <text:p text:style-name="P2"><text:span text:style-name="T7"/></text:p>
      <text:p text:style-name="P2"><draw:frame text:anchor-type="as-char" svg:width="152.40mm" svg:height="127.26mm" style:rel-width="scale" style:rel-height="scale"><draw:object-ole xlink:href="OleObj1"/><draw:image xlink:href="ObjectReplacements/OleObj1"/></draw:frame><text:span text:style-name="T7"/></text:p>
      <text:p text:style-name="P2"><text:span text:style-name="T7"/></text:p>
      <text:p text:style-name="P2"><text:span text:style-name="T7"/></text:p>
      <text:p text:style-name="P2"><text:span text:style-name="T8">Followed by the profile</text:span></text:p>
      <text:p text:style-name="P2"><text:span text:style-name="T8">&lt;profiles&gt;</text:span></text:p>
      <text:p text:style-name="P2"><text:span text:style-name="T8">&lt;profile&gt;</text:span></text:p>
      <text:p text:style-name="P2"><text:span text:style-name="T8">&lt;id&gt;sonar&lt;/id&gt;</text:span></text:p>
      <text:p text:style-name="P2"><text:span text:style-name="T8">&lt;activation&gt;</text:span></text:p>
      <text:p text:style-name="P2"><text:span text:style-name="T8">&lt;activeByDefault&gt;true&lt;/activeByDefault&gt;</text:span></text:p>
      <text:p text:style-name="P2"><text:span text:style-name="T8">&lt;/activation&gt;</text:span></text:p>
      <text:p text:style-name="P2"><text:span text:style-name="T8">&lt;properties&gt;</text:span></text:p>
      <text:p text:style-name="P2"><text:span text:style-name="T8">&lt;!-- Optional URL to server. Default value is<text:s/></text:span><text:a xlink:href="http://localhost:9000/"><text:span text:style-name="T10">http://localhost:9000</text:span></text:a><text:span text:style-name="T11"><text:s/>--&gt;</text:span></text:p>
      <text:p text:style-name="P2"><text:span text:style-name="T11">&lt;sonar.host.url&gt;</text:span></text:p>
      <text:p text:style-name="P2"><text:a xlink:href="http://192.168.2.174:9000/"><text:span text:style-name="T13">http://192.168.2.174:9000</text:span></text:a><text:span text:style-name="T14"/></text:p>
      <text:p text:style-name="P2"><text:span text:style-name="T15">&lt;/sonar.host.url&gt;</text:span></text:p>
      <text:p text:style-name="P2"><text:span text:style-name="T15">&lt;/properties&gt;</text:span></text:p>
      <text:p text:style-name="P2"><text:span text:style-name="T15">&lt;/profile&gt;</text:span></text:p>
      <text:p text:style-name="P2"><text:span text:style-name="T15">&lt;/profiles&gt;</text:span></text:p>
      <text:p text:style-name="P2"><text:span text:style-name="T16"/></text:p>
      <text:p text:style-name="P2"><text:span text:style-name="T17">below commands need to execute in mvn projects command prompt</text:span></text:p>
      <text:p text:style-name="P2"><text:span text:style-name="T18"/></text:p>
      <text:p text:style-name="P2"><text:span text:style-name="T19">1. mvn clean //to clean the existing resources</text:span></text:p>
      <text:p text:style-name="P2"><text:span text:style-name="T19">2. mvn install</text:span></text:p>
      <text:p text:style-name="P2"><text:span text:style-name="T19">3. mvn clean verify sonar:sonar -Dsonar.login=myAuthenticationToken<text:s text:c="2"/>//to generate the reports, this command generates the report and move the reports to SonarQube dashboard. You can view your reports under project section of the Dashboard</text:span></text:p>
      <text:p text:style-name="P2"><text:span text:style-name="T19">e.g. mvn sonar:sonar -Dsonar.login=670c19c9f52212c68c986b559599a0f19e1306bd</text:span></text:p>
      <text:p text:style-name="P2"><text:span text:style-name="T20"/></text:p>
      <text:p text:style-name="P2"><draw:frame text:anchor-type="as-char" svg:width="152.40mm" svg:height="60.59mm" style:rel-width="scale" style:rel-height="scale"><draw:object-ole xlink:href="OleObj2"/><draw:image xlink:href="ObjectReplacements/OleObj2"/></draw:frame><text:span text:style-name="T20"/></text:p>
      <text:p text:style-name="P2"><text:span text:style-name="T20"/></text:p>
      <text:p text:style-name="P2"><draw:frame text:anchor-type="as-char" svg:width="152.40mm" svg:height="81.49mm" style:rel-width="scale" style:rel-height="scale"><draw:object-ole xlink:href="OleObj3"/><draw:image xlink:href="ObjectReplacements/OleObj3"/></draw:frame><text:span text:style-name="T20"/></text:p>
      <text:p text:style-name="P2"><text:span text:style-name="T20"/></text:p>
      <text:p text:style-name="P2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